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B1" style:family="table-cell">
      <style:table-cell-properties fo:padding="0.097cm" fo:border="0.002cm solid #000000"/>
    </style:style>
    <style:style style:name="Tabella33.A2" style:family="table-cell">
      <style:table-cell-properties fo:padding="0.097cm" fo:border-left="0.002cm solid #000000" fo:border-right="none" fo:border-top="none" fo:border-bottom="0.002cm solid #000000"/>
    </style:style>
    <style:style style:name="Tabel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able_20_Contents">
      <style:text-properties fo:font-style="normal" style:font-style-asian="normal" style:font-style-complex="normal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Risposta a topic nel forum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1">genitore </text:span><text:span text:style-name="T2">OR </text:span><text:span text:style-name="T1">educatore didattico </text:span><text:span text:style-name="T2">OR </text:span><text:span text:style-name="T1">direttore </text:span><text:span text:style-name="T2">OR </text:span><text:span text:style-name="T1">psicopedagog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sistema e viene riconosciuto come <text:span text:style-name="T2">geniore OR come educatrice didattico OR come direttore OR come psicopedagog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3220988" text:style-name="Numerazione_20_UC">
              <text:list-item text:start-value="1">
                <text:p text:style-name="Azione_20_attore">L'utente apre un topic (include <text:span text:style-name="T1">RicercaForum</text:span><text:span text:style-name="T2">)</text:span></text:p>
              </text:list-item>
              <text:list-item>
                <text:p text:style-name="Azione_20_sistema"><text:span text:style-name="T2">Il sistema genera il topic richiesto</text:span></text:p>
              </text:list-item>
              <text:list-item>
                <text:p text:style-name="Azione_20_attore"><text:span text:style-name="T2">L'utente scrive un commento e lo sottomette</text:span></text:p>
              </text:list-item>
              <text:list-item>
                <text:p text:style-name="Azione_20_sistema"><text:span text:style-name="T2">Il sistema memorizza il contenuto e genera una nuova pagina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L'utente ha sottomesso il commento e il sistema ha aggiornato i dati <text:s/>OR l'utente ha annullato il commento e il sistema non ha aggiornato i d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N.D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8T10:42:22.17</meta:creation-date>
    <meta:editing-duration>PT10M15S</meta:editing-duration>
    <meta:editing-cycles>5</meta:editing-cycles>
    <meta:generator>OpenOffice.org/3.3$Win32 OpenOffice.org_project/330m20$Build-9567</meta:generator>
    <dc:date>2012-10-19T13:18:01.56</dc:date>
    <dc:creator>Alfonso Piscitelli</dc:creator>
    <meta:document-statistic meta:table-count="1" meta:image-count="0" meta:object-count="0" meta:page-count="1" meta:paragraph-count="19" meta:word-count="131" meta:character-count="821"/>
  </office:meta>
</office:document-meta>
</file>